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cer una página que muestre un cronómetro de 00 a 59 con las imágenes de los números contenidas en los ficheros cero.jpg, uno.jpg, dos.jpg, … nueve.jpg.</text:p>
      <text:p text:style-name="P1"/>
      <text:p text:style-name="P1"/>
      <text:p text:style-name="P1"/>
      <text:p text:style-name="P2">Crear una página que contenga un formulario con un contador de visitas (que debe incrementarse al cargar la página), tres botones de tipo “radio” y un botón “Guardar datos” que permitirá guardar en cookies el contador y el estado de los botones. Al cargar la página se incluirán los datos correspondientes de las cookies. La forma el formulario puede ser:</text:p>
      <text:p text:style-name="P1"/>
      <text:p text:style-name="P1">&lt;form name="Formulario" . . .&gt;</text:p>
      <text:p text:style-name="P1"><text:s text:c="4"/>Categoría: <text:s/></text:p>
      <text:p text:style-name="P1"><text:s text:c="4"/>&lt;input type="radio" name="categoria" value="alevin"&gt;Alevín&lt;br&gt; </text:p>
      <text:p text:style-name="P1"><text:s text:c="4"/>&lt;input type="radio" name="categoria" value="juvenil"&gt;Juvenil&lt;br&gt; </text:p>
      <text:p text:style-name="P1"><text:s text:c="4"/>&lt;input type="radio" name="categoria" value="senior"&gt;Senior&lt;br&gt;</text:p>
      <text:p text:style-name="P1"><text:s text:c="4"/>Contador: &lt;input type="text" name="contador" size=1 readonly="" value=1&gt; </text:p>
      <text:p text:style-name="P1"><text:s text:c="4"/>&lt;input type="button" value="Guardar datos" . . .</text:p>
      <text:p text:style-name="P1">&lt;/form&gt;</text:p>
      <text:p text:style-name="P1"/>
      <text:p text:style-name="P1"/>
      <text:p text:style-name="P2"/>
      <text:p text:style-name="P2">Crear una página que contenga dos clases de estilos css: la clase “verde” que mostrará el fondo en verde y la clase “rojo” que lo mostrará en rojo. Tendrá dos párrafos que inicialmente tendrán el fondo rojo. Cuando el ratón se sitúe sobre uno de ellos, su fondo se pondrá en verde y el del otro en rojo. También contendrá un botón “Cambiar contenido del segundo párrafo” que permitirá cambiar el contenido del párrafo segundo por otro que se pedirá por pantalla/teclado.</text:p>
      <text:p text:style-name="P2"/>
      <text:p text:style-name="P2"/>
      <text:p text:style-name="P2"/>
      <text:p text:style-name="P2">Mediante el modelo DOM hacer una página que contenga una función que cree la siguiente estructura dentro del cuerpo (body):</text:p>
      <text:p text:style-name="P2"/>
      <text:p text:style-name="P2"><text:tab/>&lt;form&gt;</text:p>
      <text:p text:style-name="P2"><text:tab/><text:tab/>&lt;input type=”text”&gt;</text:p>
      <text:p text:style-name="P2"><text:tab/>&lt;/form&gt;</text:p>
      <text:p text:style-name="P2"><text:tab/>&lt;div&gt;<text:tab/></text:p>
      <text:p text:style-name="P2"><text:tab/><text:tab/>&lt;p&gt;Este es el texto del párrafo&lt;/p&gt;</text:p>
      <text:p text:style-name="P2"><text:tab/>&lt;/div&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3-03-01T01:13:56</meta:creation-date>
    <dc:date>2015-02-23T10:51:17.319937613</dc:date>
    <meta:editing-duration>PT1H40M56S</meta:editing-duration>
    <meta:editing-cycles>9</meta:editing-cycles>
    <meta:generator>LibreOffice/4.2.7.2$Linux_X86_64 LibreOffice_project/420m0$Build-2</meta:generator>
    <meta:printed-by>santiago </meta:printed-by>
    <meta:print-date>2014-02-21T10:01:20</meta:print-date>
    <meta:document-statistic meta:table-count="0" meta:image-count="0" meta:object-count="0" meta:page-count="1" meta:paragraph-count="18" meta:word-count="233" meta:character-count="1572" meta:non-whitespace-character-count="1319"/>
  </office:meta>
</office:document-meta>
</file>